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Inconsolata Expanded Light" svg:font-family="'Inconsolata Expanded Light'" style:font-pitch="fixed"/>
    <style:font-face style:name="Inconsolata Expanded Light1" svg:font-family="'Inconsolata Expanded Light'" style:font-adornments="Expanded Ligh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272e" officeooo:paragraph-rsid="000f272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07b5f" officeooo:paragraph-rsid="00107b5f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13afa" officeooo:paragraph-rsid="00113afa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officeooo:rsid="00113afa" officeooo:paragraph-rsid="00113afa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officeooo:rsid="002c0f1c" officeooo:paragraph-rsid="002cdd35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8pt" fo:font-style="italic" officeooo:rsid="001c9e0f" officeooo:paragraph-rsid="001c9e0f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Arial" fo:font-size="8pt" fo:font-style="italic" officeooo:rsid="00279d8d" officeooo:paragraph-rsid="00279d8d" style:font-size-asian="8pt" style:font-style-asian="italic" style:font-size-complex="8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4517f" officeooo:paragraph-rsid="0014517f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9d90d" officeooo:paragraph-rsid="0019d90d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af177" officeooo:paragraph-rsid="001af177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c9e0f" officeooo:paragraph-rsid="001c9e0f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2c0f1c" officeooo:paragraph-rsid="002c0f1c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ead91" officeooo:paragraph-rsid="001ead91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20c751" officeooo:paragraph-rsid="0020c751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25824d" officeooo:paragraph-rsid="0025824d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2a3ff5" officeooo:paragraph-rsid="002a3ff5"/>
    </style:style>
    <style:style style:name="P17" style:family="paragraph" style:parent-style-name="Standard">
      <style:paragraph-properties fo:text-align="justify" style:justify-single-word="false"/>
      <style:text-properties style:font-name="Inconsolata Expanded Light" fo:font-weight="bold" officeooo:rsid="00107b5f" officeooo:paragraph-rsid="0015548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c0f1c"/>
    </style:style>
    <style:style style:name="P19" style:family="paragraph" style:parent-style-name="Standard">
      <style:text-properties fo:color="#2a6099" style:font-name="Arial" fo:font-size="15pt" fo:font-weight="bold" officeooo:rsid="000f272e" officeooo:paragraph-rsid="000f272e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2a6099" fo:font-size="15pt" fo:font-weight="bold" officeooo:rsid="0025824d" officeooo:paragraph-rsid="0025824d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1af177" officeooo:paragraph-rsid="001af177"/>
    </style:style>
    <style:style style:name="P22" style:family="paragraph" style:parent-style-name="Standard">
      <style:paragraph-properties fo:text-align="justify" style:justify-single-word="false"/>
      <style:text-properties style:font-name="Inconsolata Expanded Light1" fo:font-weight="bold" officeooo:paragraph-rsid="001c9e0f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Inconsolata Expanded Light1" fo:font-weight="bold" officeooo:rsid="001ead91" officeooo:paragraph-rsid="001ead9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8pt" fo:font-style="italic" officeooo:paragraph-rsid="001c9e0f" style:font-size-asian="8pt" style:font-style-asian="italic" style:font-size-complex="8pt" style:font-style-complex="italic"/>
    </style:style>
    <style:style style:name="P25" style:family="paragraph" style:parent-style-name="Standard">
      <style:paragraph-properties fo:text-align="justify" style:justify-single-word="false"/>
      <style:text-properties officeooo:rsid="001ead91" officeooo:paragraph-rsid="001ead91"/>
    </style:style>
    <style:style style:name="P26" style:family="paragraph" style:parent-style-name="Standard">
      <style:paragraph-properties fo:text-align="justify" style:justify-single-word="false"/>
      <style:text-properties officeooo:rsid="0020c751" officeooo:paragraph-rsid="0020c751"/>
    </style:style>
    <style:style style:name="P27" style:family="paragraph" style:parent-style-name="Standard">
      <style:paragraph-properties fo:text-align="justify" style:justify-single-word="false"/>
      <style:text-properties officeooo:rsid="00344146" officeooo:paragraph-rsid="00344146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officeooo:rsid="002a3ff5" officeooo:paragraph-rsid="002a3ff5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Arial" fo:font-size="8pt" officeooo:rsid="002c0f1c" officeooo:paragraph-rsid="002cdd35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8pt" fo:font-style="italic" officeooo:rsid="00279d8d" officeooo:paragraph-rsid="00279d8d" style:font-size-asian="8pt" style:font-style-asian="italic" style:font-size-complex="8pt" style:font-style-complex="italic"/>
    </style:style>
    <style:style style:name="P31" style:family="paragraph" style:parent-style-name="Standard" style:list-style-name="L2">
      <style:paragraph-properties fo:text-align="justify" style:justify-single-word="false"/>
      <style:text-properties officeooo:paragraph-rsid="002cdd35"/>
    </style:style>
    <style:style style:name="P32" style:family="paragraph" style:parent-style-name="Standard">
      <style:paragraph-properties fo:text-align="justify" style:justify-single-word="false"/>
      <style:text-properties officeooo:paragraph-rsid="0037f37b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2cdd35" officeooo:paragraph-rsid="002cdd35"/>
    </style:style>
    <style:style style:name="T1" style:family="text">
      <style:text-properties style:font-name="Arial"/>
    </style:style>
    <style:style style:name="T2" style:family="text">
      <style:text-properties style:font-name="Arial" officeooo:rsid="0019d90d"/>
    </style:style>
    <style:style style:name="T3" style:family="text">
      <style:text-properties style:font-name="Arial" style:text-underline-style="solid" style:text-underline-width="auto" style:text-underline-color="font-color"/>
    </style:style>
    <style:style style:name="T4" style:family="text">
      <style:text-properties style:font-name="Arial" officeooo:rsid="001c9e0f"/>
    </style:style>
    <style:style style:name="T5" style:family="text">
      <style:text-properties style:font-name="Arial" officeooo:rsid="001d916b"/>
    </style:style>
    <style:style style:name="T6" style:family="text">
      <style:text-properties style:font-name="Arial" officeooo:rsid="0020c751"/>
    </style:style>
    <style:style style:name="T7" style:family="text">
      <style:text-properties style:font-name="Arial" officeooo:rsid="0020f126"/>
    </style:style>
    <style:style style:name="T8" style:family="text">
      <style:text-properties style:font-name="Arial" officeooo:rsid="00290e4c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8pt" officeooo:rsid="002c0f1c" style:font-size-asian="8pt" style:font-size-complex="8pt"/>
    </style:style>
    <style:style style:name="T11" style:family="text">
      <style:text-properties style:font-name="Arial" fo:font-size="8pt" officeooo:rsid="002cdd35" style:font-size-asian="8pt" style:font-size-complex="8pt"/>
    </style:style>
    <style:style style:name="T12" style:family="text">
      <style:text-properties style:font-name="Arial" fo:font-size="8pt" officeooo:rsid="002dddd6" style:font-size-asian="8pt" style:font-size-complex="8pt"/>
    </style:style>
    <style:style style:name="T13" style:family="text">
      <style:text-properties style:font-name="Arial" fo:font-size="8pt" officeooo:rsid="002f70d1" style:font-size-asian="8pt" style:font-size-complex="8pt"/>
    </style:style>
    <style:style style:name="T14" style:family="text">
      <style:text-properties style:font-name="Arial" fo:font-size="8pt" officeooo:rsid="0030c8b0" style:font-size-asian="8pt" style:font-size-complex="8pt"/>
    </style:style>
    <style:style style:name="T15" style:family="text">
      <style:text-properties style:font-name="Arial" fo:font-size="8pt" officeooo:rsid="00320b31" style:font-size-asian="8pt" style:font-size-complex="8pt"/>
    </style:style>
    <style:style style:name="T16" style:family="text">
      <style:text-properties style:font-name="Arial" fo:font-size="8pt" fo:font-style="italic" officeooo:rsid="0037f37b" style:font-size-asian="8pt" style:font-style-asian="italic" style:font-size-complex="8pt" style:font-style-complex="italic"/>
    </style:style>
    <style:style style:name="T17" style:family="text">
      <style:text-properties officeooo:rsid="0014517f"/>
    </style:style>
    <style:style style:name="T18" style:family="text">
      <style:text-properties officeooo:rsid="0016801e"/>
    </style:style>
    <style:style style:name="T19" style:family="text">
      <style:text-properties style:font-name="Inconsolata Expanded Light1" fo:font-weight="bold" officeooo:rsid="0017d99b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1c9e0f"/>
    </style:style>
    <style:style style:name="T22" style:family="text">
      <style:text-properties fo:color="#800080"/>
    </style:style>
    <style:style style:name="T23" style:family="text">
      <style:text-properties fo:color="#800080" style:font-name="Inconsolata Expanded Light1" fo:font-weight="bold" officeooo:rsid="0017d99b" style:font-weight-asian="bold" style:font-weight-complex="bold"/>
    </style:style>
    <style:style style:name="T24" style:family="text">
      <style:text-properties fo:color="#00a933"/>
    </style:style>
    <style:style style:name="T25" style:family="text">
      <style:text-properties fo:color="#00a933" officeooo:rsid="0014517f"/>
    </style:style>
    <style:style style:name="T26" style:family="text">
      <style:text-properties fo:color="#00a933" style:font-name="Inconsolata Expanded Light1" fo:font-weight="bold" officeooo:rsid="0017d99b" style:font-weight-asian="bold" style:font-weight-complex="bold"/>
    </style:style>
    <style:style style:name="T27" style:family="text">
      <style:text-properties fo:color="#2a6099"/>
    </style:style>
    <style:style style:name="T28" style:family="text">
      <style:text-properties fo:color="#2a6099" style:font-name="Inconsolata Expanded Light1" fo:font-weight="bold" officeooo:rsid="0017d99b" style:font-weight-asian="bold" style:font-weight-complex="bold"/>
    </style:style>
    <style:style style:name="T29" style:family="text">
      <style:text-properties fo:color="#2a6099" officeooo:rsid="001c9e0f"/>
    </style:style>
    <style:style style:name="T30" style:family="text">
      <style:text-properties officeooo:rsid="0022ded9"/>
    </style:style>
    <style:style style:name="T31" style:family="text">
      <style:text-properties officeooo:rsid="0037f3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ioco</text:p>
      <text:p text:style-name="P1"/>
      <text:p text:style-name="P2">Si hanno <text:span text:style-name="T20">16</text:span> dadi che lanciati generano una tabella <text:span text:style-name="T30">(</text:span>composta da lettere<text:span text:style-name="T30">)</text:span>:</text:p>
      <text:p text:style-name="P2"/>
      <text:p text:style-name="P17"><text:span text:style-name="T25">Tabella</text:span><text:span text:style-name="T17"> = </text:span><text:span text:style-name="T25">Dado</text:span><text:span text:style-name="T17">.</text:span><text:span text:style-name="T27">lanciaDado</text:span>(<text:span text:style-name="T18">16 volte</text:span>);</text:p>
      <text:p text:style-name="P2"/>
      <text:p text:style-name="P4"><text:span text:style-name="T17">(</text:span>16 è un valore costante<text:span text:style-name="T17">)</text:span></text:p>
      <text:p text:style-name="P3"/>
      <text:p text:style-name="P3"/>
      <text:p text:style-name="P8">In base al n<text:span text:style-name="T18">umero che esce dal dado si ricava la lettera da inserire nella tabella:</text:span></text:p>
      <text:p text:style-name="P8"/>
      <text:p text:style-name="P8"><text:tab/><text:span text:style-name="T26">Lettera</text:span><text:span text:style-name="T19"> = </text:span><text:span text:style-name="T28">identificaLettera</text:span><text:span text:style-name="T19">(</text:span><text:span text:style-name="T23">num_dado</text:span><text:span text:style-name="T19">, </text:span><text:span text:style-name="T23">valore_uscito</text:span><text:span text:style-name="T19">);</text:span></text:p>
      <text:p text:style-name="P9">es.</text:p>
      <text:p text:style-name="P9"><text:tab/>Dado n°4, esce il valore 6 → identificaLettera(4, 6) → ‘R’</text:p>
      <text:p text:style-name="P9"/>
      <text:p text:style-name="P9"/>
      <text:p text:style-name="P21"><text:span text:style-name="T2">F</text:span><text:span text:style-name="T1">ormata la tabella, il gioco vero e proprio parte: si hanno </text:span><text:span text:style-name="T3">3</text:span><text:span text:style-name="T1"> minuti per trovare il numero maggiore di parole possibili, valide.</text:span></text:p>
      <text:p text:style-name="P10"/>
      <text:p text:style-name="P22">Tempo<text:span text:style-name="T21">N</text:span>onÈScaduto →<text:tab/><text:span text:style-name="T29">inserisciParola</text:span><text:span text:style-name="T21">();</text:span></text:p>
      <text:p text:style-name="P22"><text:tab/><text:tab/><text:tab/><text:tab/><text:span text:style-name="T29">AvviaValidatoreParola</text:span><text:span text:style-name="T21">();</text:span></text:p>
      <text:p text:style-name="P11"/>
      <text:p text:style-name="P7"><text:span text:style-name="T21">(</text:span>3 è un valore costante)</text:p>
      <text:p text:style-name="P7"/>
      <text:p text:style-name="P32"><text:span text:style-name="T16">TempoNonÈScaduto dovrà essere sicuramente implementato iun Thread capace di bloccare il Thread per l’nserimento delle parole.</text:span></text:p>
      <text:p text:style-name="P32"><text:span text:style-name="T16"/></text:p>
      <text:p text:style-name="P6">Il validatore delle parole potrebbe essere implementto mediante Thread ed una coda di parole da validare, così da limitare il ritardo per la validazione delle parole.</text:p>
      <text:p text:style-name="P24"><text:span text:style-name="T4">Adottare più Thread che valid</text:span><text:span text:style-name="T8">i</text:span><text:span text:style-name="T5">no</text:span><text:span text:style-name="T4"> più parole </text:span><text:span text:style-name="T5">contemporaneamente</text:span><text:span text:style-name="T4"> potrebbe essere più efficiente, ma va gestita la coda di parole ed un eventuale perdita di connessione (che potrebe far perdere la parola inserita).</text:span></text:p>
      <text:p text:style-name="P11"/>
      <text:p text:style-name="P11"/>
      <text:p text:style-name="P25"><text:span text:style-name="T4">S</text:span><text:span text:style-name="T1">e la parola è valida è necessario conteggiare i punti ed aggiungerli al punteggio del giocatore.</text:span></text:p>
      <text:p text:style-name="P13"/>
      <text:p text:style-name="P23"><text:span text:style-name="T24">Punteggio</text:span>.<text:span text:style-name="T27">aggiungi</text:span>(<text:span text:style-name="T27">calcolaPunti</text:span>(<text:span text:style-name="T22">parola_inserita</text:span>));</text:p>
      <text:p text:style-name="P13"/>
      <text:p text:style-name="P26"><text:span text:style-name="T1">I punti della parola vengono assegnati in base alla lunghezza della parola stessa </text:span><text:span text:style-name="T7">ed una tabella cui sono indicati in base alla lunghezza delle parole i corrispettivi punti.</text:span></text:p>
      <text:p text:style-name="P14"/>
      <text:p text:style-name="P14">es.<text:tab/>“Mazza” → 3 punti</text:p>
      <text:p text:style-name="P14"/>
      <text:p text:style-name="P14"/>
      <text:p text:style-name="P27"><text:span text:style-name="T6">È </text:span><text:span text:style-name="T1">opportuno ricavare prima le funzionalità richieste, capire come funionano, fissare delle interfacce e poi implementare.</text:span></text:p>
      <text:p text:style-name="P14"/>
      <text:p text:style-name="P14"/>
      <text:p text:style-name="P14"/>
      <text:p text:style-name="P20"><text:span text:style-name="T6">V</text:span><text:span text:style-name="T1">erificare Validità Parola</text:span></text:p>
      <text:p text:style-name="P15"/>
      <text:p text:style-name="P16">Una parola è valida se rispetta alcune caratteristiche:</text:p>
      <text:list xml:id="list3921078327" text:style-name="L1">
        <text:list-item>
          <text:p text:style-name="P28">lunghezza minima di 3 caratteri</text:p>
        </text:list-item>
        <text:list-item>
          <text:p text:style-name="P28"><text:soft-page-break/>non è possibile ripetere le lettere già usate di una determinata cella</text:p>
        </text:list-item>
        <text:list-item>
          <text:p text:style-name="P28">… </text:p>
        </text:list-item>
      </text:list>
      <text:p text:style-name="P12">Il validatore delle parole comunicherà col server Admin (admin della partita) che verifichèrà che la parola sia valida ed esistente in un certo dizionario di parole.</text:p>
      <text:p text:style-name="P12"/>
      <text:p text:style-name="P5">È utile suddividere il carico per la validazione:</text:p>
      <text:list xml:id="list603362119" text:style-name="L2">
        <text:list-item>
          <text:p text:style-name="P31"><text:span text:style-name="T11">s</text:span><text:span text:style-name="T10">e la parola non è lunga almeno 3 caratteri allora non la invio neanche </text:span><text:span text:style-name="T12">poiché non rispecchia la lunghezza minima</text:span></text:p>
        </text:list-item>
        <text:list-item>
          <text:p text:style-name="P31"><text:span text:style-name="T10">se la parola è lungha più di 16 caratteri è impossibile </text:span><text:span text:style-name="T13">poiché ho ripetuto alcue celle della tabella (4X4)</text:span></text:p>
        </text:list-item>
        <text:list-item>
          <text:p text:style-name="P33"><text:span text:style-name="T10">s</text:span><text:span text:style-name="T9">e non rispecchia le regole della tabella</text:span></text:p>
        </text:list-item>
        <text:list-item>
          <text:p text:style-name="P29">ecc…</text:p>
        </text:list-item>
      </text:list>
      <text:p text:style-name="P18"><text:span text:style-name="T10">Facedo così eseguo parte de calcoli in locale e parte d</text:span><text:span text:style-name="T14">a remoto (attravero la rete)</text:span><text:span text:style-name="T10">, limitando l’utilizzo di banda </text:span><text:span text:style-name="T15">solo per le cose strettamente necessarie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Inconsolata Expanded Light" svg:font-family="'Inconsolata Expanded Light'" style:font-pitch="fixed"/>
    <style:font-face style:name="Inconsolata Expanded Light1" svg:font-family="'Inconsolata Expanded Light'" style:font-adornments="Expanded Ligh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1:07:22.688064834</meta:creation-date>
    <dc:date>2020-04-08T11:52:17.845719550</dc:date>
    <meta:editing-duration>PT39M3S</meta:editing-duration>
    <meta:editing-cycles>37</meta:editing-cycles>
    <meta:generator>LibreOffice/6.3.5.2$Linux_X86_64 LibreOffice_project/30$Build-2</meta:generator>
    <meta:document-statistic meta:table-count="0" meta:image-count="0" meta:object-count="0" meta:page-count="2" meta:paragraph-count="32" meta:word-count="367" meta:character-count="2344" meta:non-whitespace-character-count="2009"/>
  </office:meta>
</office:document-meta>
</file>